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edc" officeooo:paragraph-rsid="000c7edc"/>
    </style:style>
    <style:style style:name="P2" style:family="paragraph" style:parent-style-name="Standard">
      <style:paragraph-properties fo:text-align="justify" style:justify-single-word="false"/>
      <style:text-properties officeooo:rsid="000df38a" officeooo:paragraph-rsid="000df38a"/>
    </style:style>
    <style:style style:name="P3" style:family="paragraph" style:parent-style-name="Standard" style:list-style-name="L1">
      <style:paragraph-properties fo:text-align="justify" style:justify-single-word="false"/>
      <style:text-properties officeooo:rsid="000df38a" officeooo:paragraph-rsid="000df38a"/>
    </style:style>
    <style:style style:name="P4" style:family="paragraph" style:parent-style-name="Standard">
      <style:paragraph-properties fo:text-align="justify" style:justify-single-word="false"/>
      <style:text-properties officeooo:rsid="000f84ce" officeooo:paragraph-rsid="000f84ce"/>
    </style:style>
    <style:style style:name="P5" style:family="paragraph" style:parent-style-name="Standard">
      <style:paragraph-properties fo:text-align="justify" style:justify-single-word="false"/>
      <style:text-properties officeooo:rsid="001215b8" officeooo:paragraph-rsid="000f84ce"/>
    </style:style>
    <style:style style:name="P6" style:family="paragraph" style:parent-style-name="Standard">
      <style:paragraph-properties fo:text-align="justify" style:justify-single-word="false"/>
      <style:text-properties officeooo:rsid="001215b8" officeooo:paragraph-rsid="001215b8"/>
    </style:style>
    <style:style style:name="T1" style:family="text">
      <style:text-properties style:text-underline-style="solid" style:text-underline-width="auto" style:text-underline-color="font-color"/>
    </style:style>
    <style:style style:name="T2" style:family="text">
      <style:text-properties officeooo:rsid="000f84ce"/>
    </style:style>
    <style:style style:name="T3" style:family="text">
      <style:text-properties officeooo:rsid="001149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SAYO DE PATRONES DE DISEÑO:</text:p>
      <text:p text:style-name="P1"/>
      <text:p text:style-name="P2">Podemos considerar a un patrón de diseño como un esqueleto que nos proporciona la solución a un problema que ya fue resuelto por alguien más. La característica de los patrones de diseño es que alguien más ya encontró una solución para algún problema que es general y más personas han utilizado y aceptada la forma en que se soluciona el problema. <text:span text:style-name="T2">Esto nos lleva a que la solución que encontró se puede volver a usar en problemas que tengan un contexto similar.</text:span></text:p>
      <text:p text:style-name="P2"/>
      <text:p text:style-name="P2">Esto nos proporciona una gran ventaja al desarrollar software porque teniendo los conocimientos sobre los distintos tipos de patrones de diseño que se han desarrollado, qué problemas abordan, el costo que hay que pagar por esa solución y cómo llevarlo a la práctica podremos fácilmente solucionar los errores de la forma más adecuada.</text:p>
      <text:p text:style-name="P2"/>
      <text:p text:style-name="P4">Usar patrones es muy útil para los diseñadores ya que nos proporcionan un marco de referencia y eso nos genera un puente entre todos los que se encarguen de diseñar el producto de software al que se esté haciendo referencia. EN la programación orientada a objetos no es tan sencillo descomponer todos los objetos que pertenecen al sistema del que se habla por lo que los patrones de diseño se vuelven una herramienta poderosa para poder diseñar adecuadamente los sistemas. </text:p>
      <text:p text:style-name="P4"/>
      <text:p text:style-name="P4">Al aplicar los patrones de diseño se nos facilitará identificar a los objetos que existirán en el sistema, las interfaces (y sus relaciones) y la especificación de las mismas para que puedan ser implementadas.</text:p>
      <text:p text:style-name="P4"/>
      <text:p text:style-name="P4">Dentro del diseño de software la posibilidad de que el sistema esté preparado para cambios, cumpla con una <text:span text:style-name="T3">alta</text:span> cohesión y un <text:span text:style-name="T3">bajo</text:span> acoplamiento es algo muy importante y que determina qué tan bien desarrollado está un sistema. El conocer distintos patrones de diseño y poder explotarlos al máximo facilitará que podamos dotar a nuestro sistema de estas características de una forma más sencilla.</text:p>
      <text:p text:style-name="P5"/>
      <text:p text:style-name="P6">Se ha desarrollado mucho en este campo de la ingeniería de software, actualmente existen muchos patrones de diseño y conocer por lo menos los más comunes es algo obligatorio para los encargados del diseño de software. Los patrones se pueden dividir en 3 categorías principalmente:</text:p>
      <text:p text:style-name="P2"/>
      <text:list xml:id="list3606125384" text:style-name="L1">
        <text:list-item>
          <text:p text:style-name="P3">Patrones creacionales</text:p>
        </text:list-item>
        <text:list-item>
          <text:p text:style-name="P3">Patrones estructurales</text:p>
        </text:list-item>
        <text:list-item>
          <text:p text:style-name="P3">Patrones de <text:span text:style-name="T1">comportamien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7:54:15.879341387</meta:creation-date>
    <dc:date>2019-02-22T08:19:14.083822247</dc:date>
    <meta:editing-duration>PT25M5S</meta:editing-duration>
    <meta:editing-cycles>5</meta:editing-cycles>
    <meta:generator>LibreOffice/6.0.7.3$Linux_X86_64 LibreOffice_project/00m0$Build-3</meta:generator>
    <meta:document-statistic meta:table-count="0" meta:image-count="0" meta:object-count="0" meta:page-count="1" meta:paragraph-count="10" meta:word-count="373" meta:character-count="2251" meta:non-whitespace-character-count="1890"/>
  </office:meta>
</office:document-meta>
</file>